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Courier New" svg:font-family="'Courier New', 'Courier New'" style:font-family-generic="roman"/>
    <style:font-face style:name="Times New Roman" svg:font-family="'Times New Roman', 'Times New Roman'" style:font-family-generic="roman"/>
    <style:font-face style:name="Arial2" svg:font-family="Arial, Arial" style:font-family-generic="swiss"/>
    <style:font-face style:name="ArialMT" svg:font-family="ArialMT" style:font-family-generic="swiss"/>
    <style:font-face style:name="Verdana" svg:font-family="Verdana" style:font-family-generic="swiss"/>
    <style:font-face style:name="Wingdings 3" svg:font-family="'Wingdings 3', 'Wingdings 3'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2744in"/>
    </style:style>
    <style:style style:name="co2" style:family="table-column">
      <style:table-column-properties fo:break-before="auto" style:column-width="2.6929in"/>
    </style:style>
    <style:style style:name="co3" style:family="table-column">
      <style:table-column-properties fo:break-before="auto" style:column-width="6.1047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3362in"/>
    </style:style>
    <style:style style:name="co6" style:family="table-column">
      <style:table-column-properties fo:break-before="auto" style:column-width="0.4764in"/>
    </style:style>
    <style:style style:name="co7" style:family="table-column">
      <style:table-column-properties fo:break-before="auto" style:column-width="0.2929in"/>
    </style:style>
    <style:style style:name="co8" style:family="table-column">
      <style:table-column-properties fo:break-before="auto" style:column-width="0.4118in"/>
    </style:style>
    <style:style style:name="co9" style:family="table-column">
      <style:table-column-properties fo:break-before="auto" style:column-width="0.2827in"/>
    </style:style>
    <style:style style:name="co10" style:family="table-column">
      <style:table-column-properties fo:break-before="auto" style:column-width="0.3256in"/>
    </style:style>
    <style:style style:name="co11" style:family="table-column">
      <style:table-column-properties fo:break-before="auto" style:column-width="0.4008in"/>
    </style:style>
    <style:style style:name="co12" style:family="table-column">
      <style:table-column-properties fo:break-before="auto" style:column-width="0.4437in"/>
    </style:style>
    <style:style style:name="co13" style:family="table-column">
      <style:table-column-properties fo:break-before="auto" style:column-width="0.3689in"/>
    </style:style>
    <style:style style:name="co14" style:family="table-column">
      <style:table-column-properties fo:break-before="auto" style:column-width="0.6374in"/>
    </style:style>
    <style:style style:name="co15" style:family="table-column">
      <style:table-column-properties fo:break-before="auto" style:column-width="0.2181in"/>
    </style:style>
    <style:style style:name="co16" style:family="table-column">
      <style:table-column-properties fo:break-before="auto" style:column-width="0.6591in"/>
    </style:style>
    <style:style style:name="co17" style:family="table-column">
      <style:table-column-properties fo:break-before="auto" style:column-width="0.1854in"/>
    </style:style>
    <style:style style:name="co18" style:family="table-column">
      <style:table-column-properties fo:break-before="auto" style:column-width="0.4866in"/>
    </style:style>
    <style:style style:name="co19" style:family="table-column">
      <style:table-column-properties fo:break-before="auto" style:column-width="0.261in"/>
    </style:style>
    <style:style style:name="co20" style:family="table-column">
      <style:table-column-properties fo:break-before="auto" style:column-width="0.25in"/>
    </style:style>
    <style:style style:name="co21" style:family="table-column">
      <style:table-column-properties fo:break-before="auto" style:column-width="0.2398in"/>
    </style:style>
    <style:style style:name="co22" style:family="table-column">
      <style:table-column-properties fo:break-before="auto" style:column-width="0.6055in"/>
    </style:style>
    <style:style style:name="co23" style:family="table-column">
      <style:table-column-properties fo:break-before="auto" style:column-width="0.5299in"/>
    </style:style>
    <style:style style:name="co24" style:family="table-column">
      <style:table-column-properties fo:break-before="auto" style:column-width="0.5193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913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line-through-mode="continuous" style:font-name-asian="ArialMT" style:font-size-asian="13pt" style:language-asian="en" style:country-asian="US" style:font-style-asian="normal" style:font-weight-asian="normal" style:font-name-complex="ArialMT" style:font-size-complex="7.34999990463257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Verdana" style:font-size-asian="12pt" style:language-asian="en" style:country-asian="US" style:font-style-asian="normal" style:font-weight-asian="normal" style:font-name-complex="Verdana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4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22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3" table:number-columns-repeated="2" table:default-cell-style-name="ce4"/>
        <table:table-column table:style-name="co8" table:number-columns-repeated="2" table:default-cell-style-name="ce4"/>
        <table:table-column table:style-name="co23" table:default-cell-style-name="ce4"/>
        <table:table-column table:style-name="co13" table:default-cell-style-name="ce4"/>
        <table:table-column table:style-name="co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4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5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26" table:number-columns-repeated="178" table:default-cell-style-name="Default"/>
        <table:table-row table:style-name="ro1">
          <table:table-cell table:number-columns-repeated="3"/>
          <table:table-cell table:style-name="ce3" office:value-type="string">
            <text:p>jmp_to</text:p>
          </table:table-cell>
          <table:table-cell table:style-name="ce3" office:value-type="string">
            <text:p>adr</text:p>
          </table:table-cell>
          <table:table-cell table:style-name="ce3" office:value-type="string">
            <text:p>aluop</text:p>
          </table:table-cell>
          <table:table-cell table:style-name="ce3" office:value-type="string">
            <text:p>sh</text:p>
          </table:table-cell>
          <table:table-cell table:style-name="ce3" office:value-type="string">
            <text:p>mcc</text:p>
          </table:table-cell>
          <table:table-cell table:style-name="ce3" office:value-type="string">
            <text:p>rw</text:p>
          </table:table-cell>
          <table:table-cell table:style-name="ce3" office:value-type="string">
            <text:p>ldz</text:p>
          </table:table-cell>
          <table:table-cell table:style-name="ce3" office:value-type="string">
            <text:p>selz</text:p>
          </table:table-cell>
          <table:table-cell table:style-name="ce3" office:value-type="string">
            <text:p>sely</text:p>
          </table:table-cell>
          <table:table-cell table:style-name="ce3" office:value-type="string">
            <text:p>selx</text:p>
          </table:table-cell>
          <table:table-cell table:style-name="ce3" office:value-type="string">
            <text:p>misc</text:p>
          </table:table-cell>
          <table:table-cell office:value-type="string">
            <text:p>jmp_to</text:p>
          </table:table-cell>
          <table:table-cell office:value-type="string">
            <text:p>add</text:p>
          </table:table-cell>
          <table:table-cell office:value-type="string">
            <text:p>nop</text:p>
          </table:table-cell>
          <table:table-cell office:value-type="string">
            <text:p>un</text:p>
          </table:table-cell>
          <table:table-cell office:value-type="string">
            <text:p>address</text:p>
          </table:table-cell>
          <table:table-cell office:value-type="float" office:value="1">
            <text:p>1</text:p>
          </table:table-cell>
          <table:table-cell office:value-type="string">
            <text:p>mI_start</text:p>
          </table:table-cell>
          <table:table-cell office:value-type="string">
            <text:p>addc</text:p>
          </table:table-cell>
          <table:table-cell office:value-type="string">
            <text:p>rotl</text:p>
          </table:table-cell>
          <table:table-cell office:value-type="string">
            <text:p>see</text:p>
          </table:table-cell>
          <table:table-cell office:value-type="string">
            <text:p>cc</text:p>
          </table:table-cell>
          <table:table-cell office:value-type="string">
            <text:p>r</text:p>
          </table:table-cell>
          <table:table-cell office:value-type="string">
            <text:p>ldmbr</text:p>
          </table:table-cell>
          <table:table-cell office:value-type="string">
            <text:p>saz</text:p>
          </table:table-cell>
          <table:table-cell office:value-type="string">
            <text:p>incp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to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ll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w</text:p>
          </table:table-cell>
          <table:table-cell table:style-name="ce3" office:value-type="string">
            <text:p>ldmar</text:p>
          </table:table-cell>
          <table:table-cell table:style-name="ce3" office:value-type="string">
            <text:p>sxz</text:p>
          </table:table-cell>
          <table:table-cell table:style-name="ce3" office:value-type="string">
            <text:p>smemy</text:p>
          </table:table-cell>
          <table:table-cell table:style-name="ce3" office:value-type="string">
            <text:p>smemx</text:p>
          </table:table-cell>
          <table:table-cell table:style-name="ce3" office:value-type="string">
            <text:p>skir</text:p>
          </table:table-cell>
          <table:table-cell office:value-type="float" office:value="-1">
            <text:p>-1</text:p>
          </table:table-cell>
          <table:table-cell office:value-type="string">
            <text:p>sra</text:p>
          </table:table-cell>
          <table:table-cell table:style-name="Default" office:value-type="string">
            <text:p>ldrz</text:p>
          </table:table-cell>
          <table:table-cell table:style-name="Default" office:value-type="string">
            <text:p>syz</text:p>
          </table:table-cell>
          <table:table-cell table:style-name="Default" office:value-type="string">
            <text:p>sr0y</text:p>
          </table:table-cell>
          <table:table-cell table:style-name="Default" office:value-type="string">
            <text:p>sr0x</text:p>
          </table:table-cell>
          <table:table-cell table:style-name="Default" office:value-type="string">
            <text:p>scon+</text:p>
          </table:table-cell>
          <table:table-cell table:style-name="ce3" office:value-type="string">
            <text:p>neg</text:p>
          </table:table-cell>
          <table:table-cell table:style-name="ce3" office:value-type="string">
            <text:p>srl</text:p>
          </table:table-cell>
          <table:table-cell table:style-name="ce3" office:value-type="string">
            <text:p>ldir</text:p>
          </table:table-cell>
          <table:table-cell table:style-name="ce3" office:value-type="string">
            <text:p>sbz</text:p>
          </table:table-cell>
          <table:table-cell table:style-name="ce3" office:value-type="string">
            <text:p>sryy</text:p>
          </table:table-cell>
          <table:table-cell table:style-name="ce3" office:value-type="string">
            <text:p>srxx</text:p>
          </table:table-cell>
          <table:table-cell table:style-name="ce3" office:value-type="string">
            <text:p>scon</text:p>
          </table:table-cell>
          <table:table-cell office:value-type="string">
            <text:p>sub</text:p>
          </table:table-cell>
          <table:table-cell office:value-type="string">
            <text:p>scz</text:p>
          </table:table-cell>
          <table:table-cell office:value-type="string">
            <text:p>scony</text:p>
          </table:table-cell>
          <table:table-cell office:value-type="string">
            <text:p>sconx</text:p>
          </table:table-cell>
          <table:table-cell office:value-type="string">
            <text:p>sconh</text:p>
          </table:table-cell>
          <table:table-cell table:style-name="ce3" office:value-type="string">
            <text:p>subc</text:p>
          </table:table-cell>
          <table:table-cell table:style-name="ce3" office:value-type="string">
            <text:p>ldint</text:p>
          </table:table-cell>
          <table:table-cell table:style-name="ce3" office:value-type="string">
            <text:p>sinty</text:p>
          </table:table-cell>
          <table:table-cell table:style-name="ce3" office:value-type="string">
            <text:p>sintx</text:p>
          </table:table-cell>
          <table:table-cell table:style-name="ce3" office:value-type="string">
            <text:p>sn</text:p>
          </table:table-cell>
          <table:table-cell office:value-type="string">
            <text:p>subr</text:p>
          </table:table-cell>
          <table:table-cell office:value-type="string">
            <text:p>ldpc</text:p>
          </table:table-cell>
          <table:table-cell office:value-type="string">
            <text:p>spcy</text:p>
          </table:table-cell>
          <table:table-cell office:value-type="string">
            <text:p>spcx</text:p>
          </table:table-cell>
          <table:table-cell office:value-type="string">
            <text:p>fillb0</text:p>
          </table:table-cell>
          <table:table-cell table:style-name="ce3" office:value-type="string">
            <text:p>subrc</text:p>
          </table:table-cell>
          <table:table-cell table:style-name="ce3" office:value-type="string">
            <text:p>fillbm</text:p>
          </table:table-cell>
          <table:table-cell office:value-type="string">
            <text:p>fillh0</text:p>
          </table:table-cell>
          <table:table-cell table:style-name="ce3" office:value-type="string">
            <text:p>not</text:p>
          </table:table-cell>
          <table:table-cell table:style-name="ce3" office:value-type="string">
            <text:p>fillhm</text:p>
          </table:table-cell>
          <table:table-cell office:value-type="string">
            <text:p>-one</text:p>
          </table:table-cell>
          <table:table-cell table:style-name="ce3" office:value-type="string">
            <text:p>zero</text:p>
          </table:table-cell>
          <table:table-cell table:style-name="ce3" office:value-type="string">
            <text:p>ldmbrqy</text:p>
          </table:table-cell>
          <table:table-cell table:number-columns-repeated="178"/>
        </table:table-row>
        <table:table-row table:style-name="ro2">
          <table:table-cell table:number-columns-repeated="29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ADD sx ry rz </text:p>
          </table:table-cell>
          <table:table-cell office:value-type="string">
            <text:p>rz = ry + sx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ADDC sx ry rz </text:p>
          </table:table-cell>
          <table:table-cell office:value-type="string">
            <text:p>rz = ry + sx + c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SUB sx ry rz </text:p>
          </table:table-cell>
          <table:table-cell office:value-type="string">
            <text:p>rz = ry + sx'+ 1 (ry sx)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SUBC sx ry rz </text:p>
          </table:table-cell>
          <table:table-cell office:value-type="string">
            <text:p>rz = ry + sx'+ c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SUBR sx ry rz </text:p>
          </table:table-cell>
          <table:table-cell office:value-type="string">
            <text:p>rz = sx + ry'+ 1 (sx ry)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SUBRC sx ry rz </text:p>
          </table:table-cell>
          <table:table-cell office:value-type="string">
            <text:p>rz = sx + ry'+ c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AND sx ry rz </text:p>
          </table:table-cell>
          <table:table-cell office:value-type="string">
            <text:p>rz = sx AND ry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OR sx ry rz </text:p>
          </table:table-cell>
          <table:table-cell office:value-type="string">
            <text:p>rz = sx OR ry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XOR sx ry rz </text:p>
          </table:table-cell>
          <table:table-cell office:value-type="string">
            <text:p>rz = sx XOR ry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ROTL sx ry rz </text:p>
          </table:table-cell>
          <table:table-cell office:value-type="string">
            <text:p>rz = ry &lt;&lt; sx (msb to lsb each shift)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SLL sx ry rz </text:p>
          </table:table-cell>
          <table:table-cell office:value-type="string">
            <text:p>rz = ry &lt;&lt; sx (zero fill)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SRA sx ry rz </text:p>
          </table:table-cell>
          <table:table-cell office:value-type="string">
            <text:p>rz = ry &gt;&gt; sx (sign fill) k in sx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SRL sx ry rz </text:p>
          </table:table-cell>
          <table:table-cell office:value-type="string">
            <text:p>rz = ry &gt;&gt; sx (zero fill) shift k bits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CONST+ n rz </text:p>
          </table:table-cell>
          <table:table-cell office:value-type="string">
            <text:p>rz = 0^16 ## n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CONST n rz </text:p>
          </table:table-cell>
          <table:table-cell office:value-type="string">
            <text:p>rz = 1^16 ## n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Operators:</text:p>
          </table:table-cell>
          <table:table-cell office:value-type="string">
            <text:p>CONSTH n rz </text:p>
          </table:table-cell>
          <table:table-cell office:value-type="string">
            <text:p>rz = n ## 0^16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/>
          <table:table-cell office:value-type="string">
            <text:p>Scc sx ry rz </text:p>
          </table:table-cell>
          <table:table-cell office:value-type="string">
            <text:p>If cc true then rz 􀁉 1 else rz 􀁉 0 (form ry rx to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2">
          <table:table-cell table:number-columns-repeated="29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Load and Store:</text:p>
          </table:table-cell>
          <table:table-cell office:value-type="string">
            <text:p>Lp *ry(n) rz</text:p>
          </table:table-cell>
          <table:table-cell office:value-type="string">
            <text:p>rz = M[ry+n]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Load and Store:</text:p>
          </table:table-cell>
          <table:table-cell office:value-type="string">
            <text:p>Sq ry *rx(n) </text:p>
          </table:table-cell>
          <table:table-cell office:value-type="string">
            <text:p>M[rx+n] = ry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Program control:</text:p>
          </table:table-cell>
          <table:table-cell office:value-type="string">
            <text:p>BZ n ry </text:p>
          </table:table-cell>
          <table:table-cell office:value-type="string">
            <text:p>if ry=0 then pc 􀁉 pc + n else pc 􀁉 pc+4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Program control:</text:p>
          </table:table-cell>
          <table:table-cell office:value-type="string">
            <text:p>BNZ n ry </text:p>
          </table:table-cell>
          <table:table-cell office:value-type="string">
            <text:p>if ry&lt;&gt;0 then pc 􀁉 pc + n else pc 􀁉 pc+4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Program control:</text:p>
          </table:table-cell>
          <table:table-cell office:value-type="string">
            <text:p>JMP m </text:p>
          </table:table-cell>
          <table:table-cell office:value-type="string">
            <text:p>pc = pc + m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Program control:</text:p>
          </table:table-cell>
          <table:table-cell office:value-type="string">
            <text:p>JMP ry </text:p>
          </table:table-cell>
          <table:table-cell office:value-type="string">
            <text:p>pc = ry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Program control:</text:p>
          </table:table-cell>
          <table:table-cell office:value-type="string">
            <text:p>CALL m r31 􀁉 pc</text:p>
          </table:table-cell>
          <table:table-cell office:value-type="string">
            <text:p>pc = pc + m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Program control:</text:p>
          </table:table-cell>
          <table:table-cell office:value-type="string">
            <text:p>CALL ry r31 􀁉 pc</text:p>
          </table:table-cell>
          <table:table-cell office:value-type="string">
            <text:p>pc = ry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Program control:</text:p>
          </table:table-cell>
          <table:table-cell office:value-type="string">
            <text:p>TRAP int 􀁉 pc</text:p>
          </table:table-cell>
          <table:table-cell office:value-type="string">
            <text:p>pc = 0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Program control:</text:p>
          </table:table-cell>
          <table:table-cell office:value-type="string">
            <text:p>RTE pc 􀁉 int (return from exception)</text:p>
          </table:table-cell>
          <table:table-cell table:number-columns-repeated="27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2">
          <table:table-cell office:value-type="string">
            <text:p>Program control:</text:p>
          </table:table-cell>
          <table:table-cell office:value-type="string">
            <text:p>HALT halt</text:p>
          </table:table-cell>
          <table:table-cell table:number-columns-repeated="27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2">
          <table:table-cell office:value-type="string">
            <text:p>Program control:</text:p>
          </table:table-cell>
          <table:table-cell office:value-type="string">
            <text:p>NOP no operation</text:p>
          </table:table-cell>
          <table:table-cell table:number-columns-repeated="27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2">
          <table:table-cell table:number-columns-repeated="3"/>
          <table:table-cell table:style-name="Default" table:number-columns-repeated="11"/>
          <table:table-cell table:number-columns-repeated="15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3.40 Microcode RISC uI </text:p>
          </table:table-cell>
          <table:table-cell office:value-type="string">
            <text:p>ADD rx ry rz</text:p>
          </table:table-cell>
          <table:table-cell office:value-type="string">
            <text:p>rz = ry + sx</text:p>
          </table:table-cell>
          <table:table-cell table:number-columns-repeated="26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3.41 Microcode RISC uI </text:p>
          </table:table-cell>
          <table:table-cell office:value-type="string">
            <text:p>ADD n ry rz</text:p>
          </table:table-cell>
          <table:table-cell table:number-columns-repeated="27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3.42 Microcode RISC uI </text:p>
          </table:table-cell>
          <table:table-cell office:value-type="string">
            <text:p>ADDC rx ry rz</text:p>
          </table:table-cell>
          <table:table-cell table:number-columns-repeated="27"/>
          <table:table-cell table:style-name="ce4" table:number-columns-repeated="14"/>
          <table:table-cell table:number-columns-repeated="6"/>
          <table:table-cell table:style-name="ce4" table:number-columns-repeated="29"/>
          <table:table-cell table:number-columns-repeated="178"/>
        </table:table-row>
        <table:table-row table:style-name="ro1">
          <table:table-cell office:value-type="string">
            <text:p>3.43 Microcode RISC uI </text:p>
          </table:table-cell>
          <table:table-cell office:value-type="string">
            <text:p>ADDC n ry rz</text:p>
          </table:table-cell>
          <table:table-cell table:number-columns-repeated="254"/>
        </table:table-row>
        <table:table-row table:style-name="ro1">
          <table:table-cell office:value-type="string">
            <text:p>3.44 Microcode RISC uI </text:p>
          </table:table-cell>
          <table:table-cell office:value-type="string">
            <text:p>SUB rx ry rz</text:p>
          </table:table-cell>
          <table:table-cell table:number-columns-repeated="254"/>
        </table:table-row>
        <table:table-row table:style-name="ro1">
          <table:table-cell office:value-type="string">
            <text:p>3.45 Microcode RISC uI </text:p>
          </table:table-cell>
          <table:table-cell office:value-type="string">
            <text:p>SUB n ry rz</text:p>
          </table:table-cell>
          <table:table-cell table:number-columns-repeated="43"/>
          <table:table-cell table:style-name="Default" table:number-columns-repeated="4"/>
          <table:table-cell table:number-columns-repeated="207"/>
        </table:table-row>
        <table:table-row table:style-name="ro1">
          <table:table-cell office:value-type="string">
            <text:p>3.46 Microcode RISC uI </text:p>
          </table:table-cell>
          <table:table-cell office:value-type="string">
            <text:p>SUBC rx ry rz</text:p>
          </table:table-cell>
          <table:table-cell table:number-columns-repeated="43"/>
          <table:table-cell table:style-name="Default" table:number-columns-repeated="4"/>
          <table:table-cell table:number-columns-repeated="207"/>
        </table:table-row>
        <table:table-row table:style-name="ro1">
          <table:table-cell office:value-type="string">
            <text:p>3.47 Microcode RISC uI </text:p>
          </table:table-cell>
          <table:table-cell office:value-type="string">
            <text:p>SUBC n ry rz</text:p>
          </table:table-cell>
          <table:table-cell table:number-columns-repeated="43"/>
          <table:table-cell table:style-name="Default" table:number-columns-repeated="4"/>
          <table:table-cell table:number-columns-repeated="207"/>
        </table:table-row>
        <table:table-row table:style-name="ro1">
          <table:table-cell office:value-type="string">
            <text:p>3.48 Microcode RISC uI </text:p>
          </table:table-cell>
          <table:table-cell office:value-type="string">
            <text:p>SUBR rx ry rz</text:p>
          </table:table-cell>
          <table:table-cell table:number-columns-repeated="43"/>
          <table:table-cell table:style-name="Default" table:number-columns-repeated="4"/>
          <table:table-cell table:number-columns-repeated="207"/>
        </table:table-row>
        <table:table-row table:style-name="ro1">
          <table:table-cell office:value-type="string">
            <text:p>3.49 Microcode RISC uI </text:p>
          </table:table-cell>
          <table:table-cell office:value-type="string">
            <text:p>SUBR n ry rz</text:p>
          </table:table-cell>
          <table:table-cell table:number-columns-repeated="43"/>
          <table:table-cell table:style-name="Default" table:number-columns-repeated="4"/>
          <table:table-cell table:number-columns-repeated="207"/>
        </table:table-row>
        <table:table-row table:style-name="ro1">
          <table:table-cell office:value-type="string">
            <text:p>3.50 Microcode RISC uI </text:p>
          </table:table-cell>
          <table:table-cell office:value-type="string">
            <text:p>AND rx ry rz</text:p>
          </table:table-cell>
          <table:table-cell table:number-columns-repeated="43"/>
          <table:table-cell table:style-name="Default" table:number-columns-repeated="4"/>
          <table:table-cell table:number-columns-repeated="207"/>
        </table:table-row>
        <table:table-row table:style-name="ro1">
          <table:table-cell office:value-type="string">
            <text:p>3.51 Microcode RISC uI </text:p>
          </table:table-cell>
          <table:table-cell office:value-type="string">
            <text:p>AND n ry rz</text:p>
          </table:table-cell>
          <table:table-cell table:number-columns-repeated="43"/>
          <table:table-cell table:style-name="Default" table:number-columns-repeated="4"/>
          <table:table-cell table:number-columns-repeated="207"/>
        </table:table-row>
        <table:table-row table:style-name="ro1">
          <table:table-cell office:value-type="string">
            <text:p>3.52 Microcode RISC uI </text:p>
          </table:table-cell>
          <table:table-cell office:value-type="string">
            <text:p>OR rx ry rz</text:p>
          </table:table-cell>
          <table:table-cell table:number-columns-repeated="43"/>
          <table:table-cell table:style-name="Default" table:number-columns-repeated="4"/>
          <table:table-cell table:number-columns-repeated="207"/>
        </table:table-row>
        <table:table-row table:style-name="ro1">
          <table:table-cell office:value-type="string">
            <text:p>3.53 Microcode RISC uI </text:p>
          </table:table-cell>
          <table:table-cell office:value-type="string">
            <text:p>OR n ry rz</text:p>
          </table:table-cell>
          <table:table-cell table:number-columns-repeated="43"/>
          <table:table-cell table:style-name="Default" table:number-columns-repeated="4"/>
          <table:table-cell table:number-columns-repeated="207"/>
        </table:table-row>
        <table:table-row table:style-name="ro1">
          <table:table-cell office:value-type="string">
            <text:p>3.54 Microcode RISC uI </text:p>
          </table:table-cell>
          <table:table-cell office:value-type="string">
            <text:p>XOR rx ry rz</text:p>
          </table:table-cell>
          <table:table-cell table:number-columns-repeated="43"/>
          <table:table-cell table:style-name="Default" table:number-columns-repeated="4"/>
          <table:table-cell table:number-columns-repeated="17"/>
          <table:table-cell table:style-name="ce4" table:number-columns-repeated="4"/>
          <table:table-cell table:number-columns-repeated="186"/>
        </table:table-row>
        <table:table-row table:style-name="ro1">
          <table:table-cell office:value-type="string">
            <text:p>3.55 Microcode RISC uI </text:p>
          </table:table-cell>
          <table:table-cell office:value-type="string">
            <text:p>XOR n ry rz</text:p>
          </table:table-cell>
          <table:table-cell table:number-columns-repeated="43"/>
          <table:table-cell table:style-name="Default" table:number-columns-repeated="4"/>
          <table:table-cell table:number-columns-repeated="207"/>
        </table:table-row>
        <table:table-row table:style-name="ro1">
          <table:table-cell office:value-type="string">
            <text:p>3.56 Microcode RISC uI </text:p>
          </table:table-cell>
          <table:table-cell office:value-type="string">
            <text:p>SLL rx ry rz</text:p>
          </table:table-cell>
          <table:table-cell table:number-columns-repeated="254"/>
        </table:table-row>
        <table:table-row table:style-name="ro1">
          <table:table-cell office:value-type="string">
            <text:p>3.57 Microcode RISC uI </text:p>
          </table:table-cell>
          <table:table-cell office:value-type="string">
            <text:p>SLL n ry rz</text:p>
          </table:table-cell>
          <table:table-cell table:number-columns-repeated="254"/>
        </table:table-row>
        <table:table-row table:style-name="ro1">
          <table:table-cell office:value-type="string">
            <text:p>3.58 Microcode RISC uI </text:p>
          </table:table-cell>
          <table:table-cell office:value-type="string">
            <text:p>SRA rx ry rz</text:p>
          </table:table-cell>
          <table:table-cell table:number-columns-repeated="254"/>
        </table:table-row>
        <table:table-row table:style-name="ro1">
          <table:table-cell office:value-type="string">
            <text:p>3.59 Microcode RISC uI </text:p>
          </table:table-cell>
          <table:table-cell office:value-type="string">
            <text:p>SRA n ry rz</text:p>
          </table:table-cell>
          <table:table-cell table:number-columns-repeated="254"/>
        </table:table-row>
        <table:table-row table:style-name="ro1">
          <table:table-cell office:value-type="string">
            <text:p>3.60 Microcode RISC uI </text:p>
          </table:table-cell>
          <table:table-cell office:value-type="string">
            <text:p>SRL rx ry rz</text:p>
          </table:table-cell>
          <table:table-cell table:number-columns-repeated="254"/>
        </table:table-row>
        <table:table-row table:style-name="ro1">
          <table:table-cell office:value-type="string">
            <text:p>3.61 Microcode RISC uI </text:p>
          </table:table-cell>
          <table:table-cell office:value-type="string">
            <text:p>SRL n ry rz</text:p>
          </table:table-cell>
          <table:table-cell table:number-columns-repeated="254"/>
        </table:table-row>
        <table:table-row table:style-name="ro1">
          <table:table-cell office:value-type="string">
            <text:p>3.62 Microcode RISC uI </text:p>
          </table:table-cell>
          <table:table-cell office:value-type="string">
            <text:p>CONST+ n rz</text:p>
          </table:table-cell>
          <table:table-cell table:number-columns-repeated="254"/>
        </table:table-row>
        <table:table-row table:style-name="ro1">
          <table:table-cell office:value-type="string">
            <text:p>3.63 Microcode RISC uI </text:p>
          </table:table-cell>
          <table:table-cell office:value-type="string">
            <text:p>CONST n rz</text:p>
          </table:table-cell>
          <table:table-cell table:number-columns-repeated="254"/>
        </table:table-row>
        <table:table-row table:style-name="ro1">
          <table:table-cell office:value-type="string">
            <text:p>3.64 Microcode RISC uI </text:p>
          </table:table-cell>
          <table:table-cell office:value-type="string">
            <text:p>CONSTH n rz</text:p>
          </table:table-cell>
          <table:table-cell table:number-columns-repeated="254"/>
        </table:table-row>
        <table:table-row table:style-name="ro1">
          <table:table-cell office:value-type="string">
            <text:p>3.65 Microcode RISC uI </text:p>
          </table:table-cell>
          <table:table-cell office:value-type="string">
            <text:p>Scc rx ry rz</text:p>
          </table:table-cell>
          <table:table-cell table:number-columns-repeated="254"/>
        </table:table-row>
        <table:table-row table:style-name="ro1">
          <table:table-cell office:value-type="string">
            <text:p>3.66 Microcode RISC uI </text:p>
          </table:table-cell>
          <table:table-cell office:value-type="string">
            <text:p>Scc n ry rz</text:p>
          </table:table-cell>
          <table:table-cell table:number-columns-repeated="254"/>
        </table:table-row>
        <table:table-row table:style-name="ro1">
          <table:table-cell office:value-type="string">
            <text:p>3.67 Microcode RISC uI </text:p>
          </table:table-cell>
          <table:table-cell office:value-type="string">
            <text:p>LBU *ry(n) rz</text:p>
          </table:table-cell>
          <table:table-cell table:number-columns-repeated="254"/>
        </table:table-row>
        <table:table-row table:style-name="ro1">
          <table:table-cell office:value-type="string">
            <text:p>3.68 Microcode RISC uI</text:p>
          </table:table-cell>
          <table:table-cell office:value-type="string">
            <text:p>LB *ry(n) rz</text:p>
          </table:table-cell>
          <table:table-cell table:number-columns-repeated="254"/>
        </table:table-row>
        <table:table-row table:style-name="ro1">
          <table:table-cell office:value-type="string">
            <text:p>3.69 Microcode RISC uI </text:p>
          </table:table-cell>
          <table:table-cell office:value-type="string">
            <text:p>LHU *ry(n) rz</text:p>
          </table:table-cell>
          <table:table-cell table:number-columns-repeated="254"/>
        </table:table-row>
        <table:table-row table:style-name="ro1">
          <table:table-cell office:value-type="string">
            <text:p>3.70 Microcode RISC uI </text:p>
          </table:table-cell>
          <table:table-cell office:value-type="string">
            <text:p>LH *ry(n) rz</text:p>
          </table:table-cell>
          <table:table-cell table:number-columns-repeated="254"/>
        </table:table-row>
        <table:table-row table:style-name="ro1">
          <table:table-cell office:value-type="string">
            <text:p>3.71 Microcode RISC uI </text:p>
          </table:table-cell>
          <table:table-cell office:value-type="string">
            <text:p>LW *ry(n) rz</text:p>
          </table:table-cell>
          <table:table-cell table:number-columns-repeated="254"/>
        </table:table-row>
        <table:table-row table:style-name="ro1">
          <table:table-cell office:value-type="string">
            <text:p>3.72 Microcode RISC uI </text:p>
          </table:table-cell>
          <table:table-cell office:value-type="string">
            <text:p>SB rx *ry(n)</text:p>
          </table:table-cell>
          <table:table-cell table:number-columns-repeated="254"/>
        </table:table-row>
        <table:table-row table:style-name="ro1">
          <table:table-cell office:value-type="string">
            <text:p>3.73 Microcode RISC uI </text:p>
          </table:table-cell>
          <table:table-cell office:value-type="string">
            <text:p>SH rx *ry(n)</text:p>
          </table:table-cell>
          <table:table-cell table:number-columns-repeated="254"/>
        </table:table-row>
        <table:table-row table:style-name="ro1">
          <table:table-cell office:value-type="string">
            <text:p>3.74 Microcode RISC uI </text:p>
          </table:table-cell>
          <table:table-cell office:value-type="string">
            <text:p>SW rx *ry(n)</text:p>
          </table:table-cell>
          <table:table-cell table:number-columns-repeated="254"/>
        </table:table-row>
        <table:table-row table:style-name="ro1">
          <table:table-cell office:value-type="string">
            <text:p>3.75 Microcode RISC uI </text:p>
          </table:table-cell>
          <table:table-cell office:value-type="string">
            <text:p>BZ n ry</text:p>
          </table:table-cell>
          <table:table-cell table:number-columns-repeated="254"/>
        </table:table-row>
        <table:table-row table:style-name="ro1">
          <table:table-cell office:value-type="string">
            <text:p>3.76 Microcode RISC uI </text:p>
          </table:table-cell>
          <table:table-cell office:value-type="string">
            <text:p>BNZ n ry</text:p>
          </table:table-cell>
          <table:table-cell table:number-columns-repeated="254"/>
        </table:table-row>
        <table:table-row table:style-name="ro2">
          <table:table-cell office:value-type="string">
            <text:p>3.77 Microcode RISC uI </text:p>
          </table:table-cell>
          <table:table-cell office:value-type="string">
            <text:p>JMP m</text:p>
          </table:table-cell>
          <table:table-cell table:number-columns-repeated="254"/>
        </table:table-row>
        <table:table-row table:style-name="ro1">
          <table:table-cell office:value-type="string">
            <text:p>3.78 Microcode RISC uI </text:p>
          </table:table-cell>
          <table:table-cell office:value-type="string">
            <text:p>JMP ry</text:p>
          </table:table-cell>
          <table:table-cell table:number-columns-repeated="254"/>
        </table:table-row>
        <table:table-row table:style-name="ro2">
          <table:table-cell office:value-type="string">
            <text:p>3.79 Microcode RISC uI </text:p>
          </table:table-cell>
          <table:table-cell office:value-type="string">
            <text:p>CALL m</text:p>
          </table:table-cell>
          <table:table-cell table:number-columns-repeated="254"/>
        </table:table-row>
        <table:table-row table:style-name="ro1">
          <table:table-cell office:value-type="string">
            <text:p>3.80 Microcode RISC uI </text:p>
          </table:table-cell>
          <table:table-cell office:value-type="string">
            <text:p>CALL ry</text:p>
          </table:table-cell>
          <table:table-cell table:number-columns-repeated="254"/>
        </table:table-row>
        <table:table-row table:style-name="ro2">
          <table:table-cell office:value-type="string">
            <text:p>3.81 Microcode RISC uI </text:p>
          </table:table-cell>
          <table:table-cell office:value-type="string">
            <text:p>TRAP</text:p>
          </table:table-cell>
          <table:table-cell table:number-columns-repeated="254"/>
        </table:table-row>
        <table:table-row table:style-name="ro2">
          <table:table-cell office:value-type="string">
            <text:p>3.82 Microcode RISC uI </text:p>
          </table:table-cell>
          <table:table-cell office:value-type="string">
            <text:p>RTE</text:p>
          </table:table-cell>
          <table:table-cell table:number-columns-repeated="254"/>
        </table:table-row>
        <table:table-row table:style-name="ro2">
          <table:table-cell office:value-type="string">
            <text:p>3.83 Microcode RISC uI </text:p>
          </table:table-cell>
          <table:table-cell office:value-type="string">
            <text:p>HALT</text:p>
          </table:table-cell>
          <table:table-cell table:number-columns-repeated="254"/>
        </table:table-row>
        <table:table-row table:style-name="ro2">
          <table:table-cell office:value-type="string">
            <text:p>3.84 Microcode RISC uI </text:p>
          </table:table-cell>
          <table:table-cell office:value-type="string">
            <text:p>NOP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office:value-type="string">
            <text:p>mutli way branch</text:p>
          </table:table-cell>
          <table:table-cell/>
          <table:table-cell office:value-type="string">
            <text:p>pc = case()</text:p>
          </table:table-cell>
          <table:table-cell table:number-columns-repeated="26"/>
          <table:table-cell table:style-name="ce3" table:number-columns-repeated="12"/>
          <table:table-cell table:number-columns-repeated="2"/>
          <table:table-cell table:style-name="Default" table:number-columns-repeated="5"/>
          <table:table-cell table:style-name="ce3" table:number-columns-repeated="7"/>
          <table:table-cell table:number-columns-repeated="5"/>
          <table:table-cell table:style-name="ce3" table:number-columns-repeated="5"/>
          <table:table-cell table:number-columns-repeated="5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178"/>
        </table:table-row>
        <table:table-row table:style-name="ro2">
          <table:table-cell office:value-type="string">
            <text:p>get packet sub routine</text:p>
          </table:table-cell>
          <table:table-cell/>
          <table:table-cell office:value-type="string">
            <text:p>search for the next packet in memory between two addresses if not found vector to error routine</text:p>
          </table:table-cell>
          <table:table-cell table:number-columns-repeated="26"/>
          <table:table-cell table:style-name="ce3" table:number-columns-repeated="12"/>
          <table:table-cell table:number-columns-repeated="2"/>
          <table:table-cell table:style-name="Default" table:number-columns-repeated="5"/>
          <table:table-cell table:style-name="ce3" table:number-columns-repeated="7"/>
          <table:table-cell table:number-columns-repeated="5"/>
          <table:table-cell table:style-name="ce3" table:number-columns-repeated="5"/>
          <table:table-cell table:number-columns-repeated="5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178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SP instructions</text:p>
          </table:table-cell>
          <table:table-cell office:value-type="string">
            <text:p>MAC</text:p>
          </table:table-cell>
          <table:table-cell table:number-columns-repeated="254"/>
        </table:table-row>
        <table:table-row table:style-name="ro2">
          <table:table-cell office:value-type="string">
            <text:p>DSP audio</text:p>
          </table:table-cell>
          <table:table-cell office:value-type="string">
            <text:p>Saturated math MIPS (ALU modification)</text:p>
          </table:table-cell>
          <table:table-cell office:value-type="string">
            <text:p>example 2.4 = 2.4 + 2.4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truncate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floor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ceiling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barrel shift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DCT support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Filters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Base instruction sets</text:p>
          </table:table-cell>
          <table:table-cell table:number-columns-repeated="255"/>
        </table:table-row>
        <table:table-row table:style-name="ro2">
          <table:table-cell office:value-type="string">
            <text:p>Networking</text:p>
          </table:table-cell>
          <table:table-cell table:number-columns-repeated="255"/>
        </table:table-row>
        <table:table-row table:style-name="ro2">
          <table:table-cell office:value-type="string">
            <text:p>VIDEO (MPEG, H.264)</text:p>
          </table:table-cell>
          <table:table-cell table:number-columns-repeated="255"/>
        </table:table-row>
        <table:table-row table:style-name="ro2">
          <table:table-cell office:value-type="string">
            <text:p>DSP audio</text:p>
          </table:table-cell>
          <table:table-cell table:number-columns-repeated="255"/>
        </table:table-row>
        <table:table-row table:style-name="ro2">
          <table:table-cell office:value-type="string">
            <text:p><text:s/>voice-over-Internet Protocol</text:p>
          </table:table-cell>
          <table:table-cell table:number-columns-repeated="255"/>
        </table:table-row>
        <table:table-row table:style-name="ro2">
          <table:table-cell office:value-type="string">
            <text:p><text:s/>third-generation cellular phones and base stations</text:p>
          </table:table-cell>
          <table:table-cell table:number-columns-repeated="255"/>
        </table:table-row>
        <table:table-row table:style-name="ro2">
          <table:table-cell office:value-type="string">
            <text:p><text:s/>and asymmetric digital-subscriber-line modems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xnor</text:p>
          </table:table-cell>
          <table:table-cell table:number-columns-repeated="255"/>
        </table:table-row>
        <table:table-row table:style-name="ro1">
          <table:table-cell office:value-type="string">
            <text:p>nand</text:p>
          </table:table-cell>
          <table:table-cell table:number-columns-repeated="255"/>
        </table:table-row>
        <table:table-row table:style-name="ro2">
          <table:table-cell office:value-type="string">
            <text:p>nor</text:p>
          </table:table-cell>
          <table:table-cell table:number-columns-repeated="255"/>
        </table:table-row>
        <table:table-row table:style-name="ro2">
          <table:table-cell office:value-type="string">
            <text:p>not (logical)</text:p>
          </table:table-cell>
          <table:table-cell table:number-columns-repeated="255"/>
        </table:table-row>
        <table:table-row table:style-name="ro2">
          <table:table-cell office:value-type="string">
            <text:p>complement</text:p>
          </table:table-cell>
          <table:table-cell table:number-columns-repeated="255"/>
        </table:table-row>
        <table:table-row table:style-name="ro2">
          <table:table-cell office:value-type="string">
            <text:p><text:s/>MAC</text:p>
          </table:table-cell>
          <table:table-cell table:number-columns-repeated="255"/>
        </table:table-row>
        <table:table-row table:style-name="ro2">
          <table:table-cell office:value-type="string">
            <text:p>MIPS DSP instructions</text:p>
          </table:table-cell>
          <table:table-cell table:number-columns-repeated="255"/>
        </table:table-row>
        <table:table-row table:style-name="ro2">
          <table:table-cell table:style-name="ce1" office:value-type="string">
            <text:p>saturated and fractional math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8-, 16- and 32-bit SIMD instructions for saturated and fractional math</text:p>
          </table:table-cell>
          <table:table-cell table:number-columns-repeated="255"/>
        </table:table-row>
        <table:table-row table:style-name="ro2">
          <table:table-cell office:value-type="string">
            <text:p><text:s/>dot-product</text:p>
          </table:table-cell>
          <table:table-cell table:number-columns-repeated="255"/>
        </table:table-row>
        <table:table-row table:style-name="ro2">
          <table:table-cell office:value-type="string">
            <text:p><text:s/>absolute <text:s/></text:p>
          </table:table-cell>
          <table:table-cell table:number-columns-repeated="255"/>
        </table:table-row>
        <table:table-row table:style-name="ro2">
          <table:table-cell office:value-type="string">
            <text:p>and complex-multiply</text:p>
          </table:table-cell>
          <table:table-cell table:number-columns-repeated="255"/>
        </table:table-row>
        <table:table-row table:style-name="ro1">
          <table:table-cell office:value-type="string">
            <text:p>variable bit insert/extract</text:p>
          </table:table-cell>
          <table:table-cell table:number-columns-repeated="255"/>
        </table:table-row>
        <table:table-row table:style-name="ro2">
          <table:table-cell office:value-type="string">
            <text:p>virtual circular buffers.</text:p>
          </table:table-cell>
          <table:table-cell table:number-columns-repeated="255"/>
        </table:table-row>
        <table:table-row table:style-name="ro2" table:number-rows-repeated="6542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2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Courier New" svg:font-family="'Courier New', 'Courier New'" style:font-family-generic="roman"/>
    <style:font-face style:name="Times New Roman" svg:font-family="'Times New Roman', 'Times New Roman'" style:font-family-generic="roman"/>
    <style:font-face style:name="Arial2" svg:font-family="Arial, Arial" style:font-family-generic="swiss"/>
    <style:font-face style:name="ArialMT" svg:font-family="ArialMT" style:font-family-generic="swiss"/>
    <style:font-face style:name="Verdana" svg:font-family="Verdana" style:font-family-generic="swiss"/>
    <style:font-face style:name="Wingdings 3" svg:font-family="'Wingdings 3', 'Wingdings 3'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3">05/23/2008</text:date>, <text:time>12:1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5-23T08:28:00</meta:creation-date>
    <dc:date>2008-05-23T12:12:27</dc:date>
    <dc:language>en-US</dc:language>
    <meta:editing-cycles>23</meta:editing-cycles>
    <meta:editing-duration>PT3H44M30S</meta:editing-duration>
    <meta:user-defined meta:name="Info 1"/>
    <meta:user-defined meta:name="Info 2"/>
    <meta:user-defined meta:name="Info 3"/>
    <meta:user-defined meta:name="Info 4"/>
    <meta:document-statistic meta:table-count="3" meta:cell-count="285"/>
  </office:meta>
</office:document-meta>
</file>